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fo:font-size="16pt" style:font-size-asian="16pt" style:font-size-complex="16pt"/>
    </style:style>
    <style:style style:name="T3" style:parent-style-name="Domyślnaczcionkaakapitu" style:family="text">
      <style:text-properties style:font-name="Arial" style:font-name-complex="Arial" fo:font-size="15pt" style:font-size-asian="15pt" style:font-size-complex="15pt" fo:background-color="#FFFFFF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fo:font-size="8pt" style:font-size-asian="8pt" style:font-size-complex="8pt"/>
    </style:style>
    <style:style style:name="TableColumn7" style:family="table-column">
      <style:table-column-properties style:column-width="3.3826in" style:use-optimal-column-width="false"/>
    </style:style>
    <style:style style:name="TableColumn8" style:family="table-column">
      <style:table-column-properties style:column-width="0.7909in" style:use-optimal-column-width="false"/>
    </style:style>
    <style:style style:name="TableColumn9" style:family="table-column">
      <style:table-column-properties style:column-width="2.5215in" style:use-optimal-column-width="false"/>
    </style:style>
    <style:style style:name="Table6" style:family="table">
      <style:table-properties style:width="6.6951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Column31" style:family="table-column">
      <style:table-column-properties style:column-width="0.6138in" style:use-optimal-column-width="false"/>
    </style:style>
    <style:style style:name="TableColumn32" style:family="table-column">
      <style:table-column-properties style:column-width="2.9166in" style:use-optimal-column-width="false"/>
    </style:style>
    <style:style style:name="TableColumn33" style:family="table-column">
      <style:table-column-properties style:column-width="3.1645in" style:use-optimal-column-width="false"/>
    </style:style>
    <style:style style:name="Table30" style:family="table">
      <style:table-properties style:width="6.6951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end"/>
      <style:text-properties fo:language="pl" fo:country="PL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pl" fo:country="PL"/>
    </style:style>
    <style:style style:name="P46" style:parent-style-name="TableContents" style:family="paragraph">
      <style:text-properties fo:font-weight="bold" style:font-weight-asian="bold" fo:language="en" fo:country="US"/>
    </style:style>
    <style:style style:name="P47" style:parent-style-name="TableContents" style:family="paragraph">
      <style:text-properties fo:language="en" fo:country="US"/>
    </style:style>
    <style:style style:name="P48" style:parent-style-name="TableContents" style:family="paragraph">
      <style:text-properties fo:language="en" fo:country="US"/>
    </style:style>
    <style:style style:name="P49" style:parent-style-name="TableContents" style:family="paragraph">
      <style:text-properties fo:language="en" fo:country="US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  <style:text-properties fo:language="pl" fo:country="PL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" style:parent-style-name="Domyślnaczcionkaakapitu" style:family="text">
      <style:text-properties fo:font-size="11pt" style:font-size-asian="11pt"/>
    </style:style>
    <style:style style:name="T56" style:parent-style-name="Domyślnaczcionkaakapitu" style:family="text">
      <style:text-properties fo:font-size="11pt" style:font-size-asian="11pt" fo:language="pl" fo:country="PL"/>
    </style:style>
    <style:style style:name="T57" style:parent-style-name="Domyślnaczcionkaakapitu" style:family="text">
      <style:text-properties fo:font-size="11pt" style:font-size-asian="11pt" fo:language="en" fo:country="US"/>
    </style:style>
    <style:style style:name="T58" style:parent-style-name="Domyślnaczcionkaakapitu" style:family="text">
      <style:text-properties fo:font-size="11pt" style:font-size-asian="11pt"/>
    </style:style>
    <style:style style:name="T59" style:parent-style-name="Domyślnaczcionkaakapitu" style:family="text">
      <style:text-properties fo:font-size="11pt" style:font-size-asian="11pt" fo:language="en" fo:country="US"/>
    </style:style>
    <style:style style:name="T60" style:parent-style-name="Domyślnaczcionkaakapitu" style:family="text">
      <style:text-properties fo:font-size="11pt" style:font-size-asian="11pt"/>
    </style:style>
    <style:style style:name="T61" style:parent-style-name="Domyślnaczcionkaakapitu" style:family="text">
      <style:text-properties fo:font-weight="bold" style:font-weight-asian="bold" fo:font-size="11pt" style:font-size-asian="11pt" fo:language="en" fo:country="US"/>
    </style:style>
    <style:style style:name="T62" style:parent-style-name="Domyślnaczcionkaakapitu" style:family="text">
      <style:text-properties fo:font-weight="bold" style:font-weight-asian="bold" fo:font-size="11pt" style:font-size-asian="11pt"/>
    </style:style>
    <style:style style:name="T63" style:parent-style-name="Domyślnaczcionkaakapitu" style:family="text">
      <style:text-properties fo:font-size="11pt" style:font-size-asian="11pt" fo:language="en" fo:country="US"/>
    </style:style>
    <style:style style:name="T64" style:parent-style-name="Domyślnaczcionkaakapitu" style:family="text">
      <style:text-properties fo:font-size="11pt" style:font-size-asian="11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end"/>
    </style:style>
    <style:style style:name="TableCell6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/>
    </style:style>
    <style:style style:name="T71" style:parent-style-name="Domyślnaczcionkaakapitu" style:family="text">
      <style:text-properties fo:font-size="11pt" style:font-size-asian="11pt" fo:language="pl" fo:country="PL"/>
    </style:style>
    <style:style style:name="T72" style:parent-style-name="Domyślnaczcionkaakapitu" style:family="text">
      <style:text-properties fo:font-size="11pt" style:font-size-asian="11pt"/>
    </style:style>
    <style:style style:name="T73" style:parent-style-name="Domyślnaczcionkaakapitu" style:family="text">
      <style:text-properties fo:font-size="11pt" style:font-size-asian="11pt" fo:language="pl" fo:country="PL"/>
    </style:style>
    <style:style style:name="P74" style:parent-style-name="TableContents" style:family="paragraph">
      <style:text-properties fo:font-weight="bold" style:font-weight-asian="bold" fo:font-size="11pt" style:font-size-asian="11pt" fo:language="pl" fo:country="PL"/>
    </style:style>
    <style:style style:name="T75" style:parent-style-name="Domyślnaczcionkaakapitu" style:family="text">
      <style:text-properties fo:font-size="11pt" style:font-size-asian="11pt" fo:language="pl" fo:country="PL"/>
    </style:style>
    <style:style style:name="T76" style:parent-style-name="Domyślnaczcionkaakapitu" style:family="text">
      <style:text-properties fo:font-size="11pt" style:font-size-asian="11pt"/>
    </style:style>
    <style:style style:name="T77" style:parent-style-name="Domyślnaczcionkaakapitu" style:family="text">
      <style:text-properties fo:font-size="11pt" style:font-size-asian="11pt" fo:language="pl" fo:country="PL"/>
    </style:style>
    <style:style style:name="T78" style:parent-style-name="Domyślnaczcionkaakapitu" style:family="text">
      <style:text-properties fo:font-size="11pt" style:font-size-asian="11pt"/>
    </style:style>
    <style:style style:name="T79" style:parent-style-name="Domyślnaczcionkaakapitu" style:family="text">
      <style:text-properties fo:font-size="11pt" style:font-size-asian="11pt" fo:language="pl" fo:country="PL"/>
    </style:style>
    <style:style style:name="T80" style:parent-style-name="Domyślnaczcionkaakapitu" style:family="text">
      <style:text-properties fo:font-size="11pt" style:font-size-asian="11pt"/>
    </style:style>
    <style:style style:name="TableCell8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end"/>
    </style:style>
    <style:style style:name="TableCell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86" style:parent-style-name="Domyślnaczcionkaakapitu" style:family="text">
      <style:text-properties fo:language="pl" fo:country="PL"/>
    </style:style>
    <style:style style:name="T87" style:parent-style-name="Domyślnaczcionkaakapitu" style:family="text">
      <style:text-properties fo:language="pl" fo:country="PL"/>
    </style:style>
    <style:style style:name="T88" style:parent-style-name="Domyślnaczcionkaakapitu" style:family="text">
      <style:text-properties fo:font-weight="bold" style:font-weight-asian="bold" fo:language="en" fo:country="US"/>
    </style:style>
    <style:style style:name="T89" style:parent-style-name="Domyślnaczcionkaakapitu" style:family="text">
      <style:text-properties fo:font-weight="bold" style:font-weight-asian="bold"/>
    </style:style>
    <style:style style:name="T90" style:parent-style-name="Domyślnaczcionkaakapitu" style:family="text">
      <style:text-properties fo:font-weight="bold" style:font-weight-asian="bold" fo:language="en" fo:country="US"/>
    </style:style>
    <style:style style:name="T91" style:parent-style-name="Domyślnaczcionkaakapitu" style:family="text">
      <style:text-properties fo:font-weight="bold" style:font-weight-asian="bold"/>
    </style:style>
    <style:style style:name="T92" style:parent-style-name="Domyślnaczcionkaakapitu" style:family="text">
      <style:text-properties fo:font-weight="bold" style:font-weight-asian="bold"/>
    </style:style>
    <style:style style:name="T93" style:parent-style-name="Domyślnaczcionkaakapitu" style:family="text">
      <style:text-properties fo:language="en" fo:country="US"/>
    </style:style>
    <style:style style:name="T94" style:parent-style-name="Domyślnaczcionkaakapitu" style:family="text">
      <style:text-properties fo:language="en" fo:country="US"/>
    </style:style>
    <style:style style:name="T95" style:parent-style-name="Domyślnaczcionkaakapitu" style:family="text">
      <style:text-properties fo:language="en" fo:country="US"/>
    </style:style>
    <style:style style:name="T96" style:parent-style-name="Domyślnaczcionkaakapitu" style:family="text">
      <style:text-properties fo:language="en" fo:country="US"/>
    </style:style>
    <style:style style:name="T97" style:parent-style-name="Domyślnaczcionkaakapitu" style:family="text">
      <style:text-properties fo:language="en" fo:country="US"/>
    </style:style>
    <style:style style:name="T98" style:parent-style-name="Domyślnaczcionkaakapitu" style:family="text">
      <style:text-properties fo:language="pl" fo:country="PL"/>
    </style:style>
    <style:style style:name="T99" style:parent-style-name="Domyślnaczcionkaakapitu" style:family="text">
      <style:text-properties fo:language="pl" fo:country="PL"/>
    </style:style>
    <style:style style:name="TableCell10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</style:style>
    <style:style style:name="TableCell10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omyślnaczcionkaakapitu" style:family="text">
      <style:text-properties fo:font-weight="bold" style:font-weight-asian="bold"/>
    </style:style>
    <style:style style:name="T106" style:parent-style-name="Domyślnaczcionkaakapitu" style:family="text">
      <style:text-properties fo:font-weight="bold" style:font-weight-asian="bold" fo:language="pl" fo:country="PL"/>
    </style:style>
    <style:style style:name="TableCell10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<text:span text:style-name="T2">Temat:<text:s/></text:span><text:span text:style-name="T3">Projektowanie serwisów internetowych</text:span></text:p>
      <text:p text:style-name="Standard"/>
      <text:p text:style-name="Standard">Odpowiedzi: (1;B),(2;A),(3;B),(4;A),(5;A;C;E),(6;A),(7;C),(8;C),(9;B),(10;A;C;D;E),(11;A),(12;A),(13;A),(14;C),(15;B;C;D),(16;B),(17;A;C),(18;D),(19;C),(20;B),(21;B),(22;C),(23;A;B;C),(24;A),(25;A),(26;B),(27;B),(28;C),(29;D),(30;A),(31;B),(32;B),(33;B),(34;C),(35;C),(36;A),(37;B),(38;C),(39;A;B;C)</text:p>
      <text:p text:style-name="Standard"/>
      <text:p text:style-name="Standard"/>
      <text:p text:style-name="P4">Statystyki (wypełnia prowadzący – nie usuwać poniższej tabeli)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Punkty procentowe za pytania poprawione:</text:p>
          </table:table-cell>
          <table:table-cell table:style-name="TableCell12">
            <text:p text:style-name="TableContents"/>
          </table:table-cell>
          <table:table-cell table:style-name="TableCell13">
            <text:p text:style-name="TableContents"/>
          </table:table-cell>
        </table:table-row>
        <table:table-row table:style-name="TableRow14">
          <table:table-cell table:style-name="TableCell15">
            <text:p text:style-name="TableContents">Punkty procentowe za pytania dodane:</text:p>
          </table:table-cell>
          <table:table-cell table:style-name="TableCell16">
            <text:p text:style-name="TableContents"/>
          </table:table-cell>
          <table:table-cell table:style-name="TableCell17">
            <text:p text:style-name="TableContents"/>
          </table:table-cell>
        </table:table-row>
        <table:table-row table:style-name="TableRow18">
          <table:table-cell table:style-name="TableCell19">
            <text:p text:style-name="TableContents">Straty za błędne odpowiedzi:</text:p>
          </table:table-cell>
          <table:table-cell table:style-name="TableCell20">
            <text:p text:style-name="TableContents"/>
          </table:table-cell>
          <table:table-cell table:style-name="TableCell21"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>Inne:</text:p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</table:table-row>
        <table:table-row table:style-name="TableRow26">
          <table:table-cell table:style-name="TableCell27">
            <text:p text:style-name="TableContents">Suma:</text:p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</table:table>
      <text:p text:style-name="Standard"/>
      <text:p text:style-name="Standard">Pytania dodane: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Nr</text:p>
          </table:table-cell>
          <table:table-cell table:style-name="TableCell37">
            <text:p text:style-name="P38">Pytanie dodane</text:p>
          </table:table-cell>
          <table:table-cell table:style-name="TableCell39">
            <text:p text:style-name="P40">Zakres materiału</text:p>
          </table:table-cell>
        </table:table-row>
        <table:table-row table:style-name="TableRow41">
          <table:table-cell table:style-name="TableCell42">
            <text:p text:style-name="P43">40</text:p>
          </table:table-cell>
          <table:table-cell table:style-name="TableCell44">
            <text:p text:style-name="P45">Co oznacza skrót MVC?</text:p>
            <text:p text:style-name="P46">[A]<text:s/>Model-View-Controller</text:p>
            <text:p text:style-name="P47">[B]<text:s/>Modern-Viev-Controller</text:p>
            <text:p text:style-name="P48">[C]<text:s/>Multi-Vision-Controller</text:p>
            <text:p text:style-name="P49">[D]<text:s/>Model-Vision-Controller</text:p>
          </table:table-cell>
          <table:table-cell table:style-name="TableCell50">
            <text:p text:style-name="TableContents">https://pl.wikipedia.org/wiki/Model-View-Controller</text:p>
          </table:table-cell>
        </table:table-row>
        <table:table-row table:style-name="TableRow51">
          <table:table-cell table:style-name="TableCell52">
            <text:p text:style-name="P53">41</text:p>
          </table:table-cell>
          <table:table-cell table:style-name="TableCell54">
            <text:p text:style-name="TableContents"><text:span text:style-name="T55">Aby ustawić margines zewnetrzny (margin) z góry 50px, z prawej 20px, z dołu 50px i z lewej 20px należy w pliku stylu napisać</text:span><text:span text:style-name="T56">:</text:span></text:p>
            <text:p text:style-name="TableContents"><text:span text:style-name="T57">[A]<text:s/></text:span><text:span text:style-name="T58">margin: 50px 20px</text:span></text:p>
            <text:p text:style-name="TableContents"><text:span text:style-name="T59">[B]<text:s/></text:span><text:span text:style-name="T60">margin :20px 20px 50px 50px<text:s/></text:span></text:p>
            <text:p text:style-name="TableContents"><text:span text:style-name="T61">[C]<text:s/></text:span><text:span text:style-name="T62">margin: 50px 20px 50px 20px</text:span></text:p>
            <text:p text:style-name="TableContents"><text:span text:style-name="T63">[D]<text:s/></text:span><text:span text:style-name="T64">margin: 50px 50px 20px 20px</text:span></text:p>
          </table:table-cell>
          <table:table-cell table:style-name="TableCell65">
            <text:p text:style-name="TableContents">http://szablonik.blox.pl/html/1310721,262146,21.html?493726</text:p>
          </table:table-cell>
        </table:table-row>
        <table:table-row table:style-name="TableRow66">
          <table:table-cell table:style-name="TableCell67">
            <text:p text:style-name="P68">...</text:p>
          </table:table-cell>
          <table:table-cell table:style-name="TableCell69">
            <text:p text:style-name="P70">3. Co robi klasa SiteMapDataSource</text:p>
            <text:p text:style-name="TableContents"><text:span text:style-name="T71">[</text:span><text:span text:style-name="T72">A</text:span><text:span text:style-name="T73">] Kontroluje dane logowania użytkownika</text:span></text:p>
            <text:p text:style-name="P74">[B]<text:s/>Umożliwia innym kontrolkom powiązanie z hierarchiczną mapą strony</text:p>
            <text:p text:style-name="TableContents"><text:span text:style-name="T75">[</text:span><text:span text:style-name="T76">C</text:span><text:span text:style-name="T77">]</text:span><text:span text:style-name="T78"><text:s/>Daje możliwość ustawienia marginesów</text:span></text:p>
            <text:p text:style-name="TableContents"><text:span text:style-name="T79">[D]<text:s/></text:span><text:span text:style-name="T80">Umożliwiają zmianę koloru tekstu i tła</text:span></text:p>
          </table:table-cell>
          <table:table-cell table:style-name="TableCell81">
            <text:p text:style-name="TableContents">https://msdn.microsoft.com/pl-pl/library/system.web.ui.webcontrols.sitemapdatasource(v=vs.110).aspx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TableContents">Jakie<text:s/><text:span text:style-name="T86">rozszerzenie</text:span><text:s/>maja pliki zawierajace kod Razor Syntax w ASP.NET MVC<text:span text:style-name="T87">?</text:span></text:p>
            <text:p text:style-name="TableContents"><text:span text:style-name="T88">[</text:span><text:span text:style-name="T89">A</text:span><text:span text:style-name="T90">]</text:span><text:span text:style-name="T91"><text:s/></text:span><text:span text:style-name="T92">CSHTML</text:span></text:p>
            <text:p text:style-name="TableContents"><text:span text:style-name="T93">[</text:span><text:span text:style-name="T94">B</text:span><text:span text:style-name="T95">]</text:span><text:s/>CSS</text:p>
            <text:p text:style-name="TableContents"><text:span text:style-name="T96">[</text:span>C<text:span text:style-name="T97">]</text:span><text:s/>ASPX</text:p>
            <text:p text:style-name="TableContents"><text:span text:style-name="T98">[</text:span>D<text:span text:style-name="T99">]<text:s/></text:span>Html</text:p>
          </table:table-cell>
          <table:table-cell table:style-name="TableCell100">
            <text:p text:style-name="TableContents">https://docs.microsoft.com/en-us/aspnet/core/mvc/views/razor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TableContents">Co robi kontrolka TreeView?</text:p>
            <text:p text:style-name="TableContents">[A] Wyświetla ścieżkę nawigacji</text:p>
            <text:p text:style-name="TableContents">[B] Wyświetla menu</text:p>
            <text:p text:style-name="TableContents"><text:span text:style-name="T105">[C] Wyświetla mapę serwisu<text:s/></text:span><text:span text:style-name="T106">w postaci hierarchicznej</text:span></text:p>
            <text:p text:style-name="TableContents">[D] Określa lokalizację strony</text:p>
          </table:table-cell>
          <table:table-cell table:style-name="TableCell107">
            <text:p text:style-name="TableContents">https://msdn.microsoft.com/pl-pl/library/ch6etkw4(v=vs.110).asp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zary Morawski</dc:creator>
    <meta:creation-date>2009-04-16T11:32:00Z</meta:creation-date>
    <dc:date>2017-12-04T20:01:00Z</dc:date>
    <meta:template xlink:href="Normal.dotm" xlink:type="simple"/>
    <meta:editing-cycles>16</meta:editing-cycles>
    <meta:editing-duration>PT228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62" meta:character-count="1831" meta:row-count="13" meta:non-whitespace-character-count="1572"/>
  </office:meta>
</office:document-meta>
</file>